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allation de openstack pour réaliser des tests avec deltacloud</text:p>
      <text:p text:style-name="Standard"/>
      <text:p text:style-name="Standard">Installer Devstack avec Virtualbox :</text:p>
      <text:p text:style-name="Standard"><text:tab/>installer avec l'utilisateur stack et l'ajouter dans les sudoers sans mdp</text:p>
      <text:p text:style-name="Standard"/>
      <text:p text:style-name="Standard"><text:tab/>à la fin de l'installation, on obtient par exemple :</text:p>
      <text:p text:style-name="Standard"/>
      <text:p text:style-name="Standard">Horizon is now available at http://<text:span text:style-name="T1">adresse-ip-vbox</text:span>/</text:p>
      <text:p text:style-name="Standard">Keystone is serving at http://<text:span text:style-name="T1">adresse-ip-vbox:5000</text:span>/v2.0/</text:p>
      <text:p text:style-name="Standard">Examples on using novaclient command line is in exercise.sh</text:p>
      <text:p text:style-name="Standard">The default users are: admin and demo</text:p>
      <text:p text:style-name="Standard">The password: 832032234dd0cc9e9fdd</text:p>
      <text:p text:style-name="Standard">This is your host ip: 10.0.2.15</text:p>
      <text:p text:style-name="Standard">stack.sh completed in 499 seconds</text:p>
      <text:p text:style-name="Standard"/>
      <text:p text:style-name="Standard"><text:span text:style-name="T1">note </text:span>: </text:p>
      <text:p text:style-name="Standard">adresse-ip-vbox est l'adresse ip de la machine dans virtualbox</text:p>
      <text:p text:style-name="Standard">admin est un utilisateur associé au tenant (projet) demo</text:p>
      <text:p text:style-name="Standard"/>
      <text:p text:style-name="Standard">configurer le réseaux de la la machine dans virtualbox afin que openstack soit acessible</text:p>
      <text:p text:style-name="Standard"/>
      <text:p text:style-name="Standard">lancer le serveur deltacloudd de la manière suivante :</text:p>
      <text:p text:style-name="Standard"/>
      <text:p text:style-name="Standard">deltacloudd -i openstack -P http:///<text:span text:style-name="T1">adresse-ip-vbox</text:span>:5000/v2.0/</text:p>
      <text:p text:style-name="Standard"/>
      <text:p text:style-name="Standard">tester le client avec deltacloud :</text:p>
      <text:p text:style-name="Standard"/>
      <text:p text:style-name="Standard">curl -iv --user "admin+demo:832032234dd0cc9e9fdd" <text:a xlink:type="simple" xlink:href="http://adresse-ip-vbox:3001/api/realms?format=xml">http://</text:a><text:a xlink:type="simple" xlink:href="http://adresse-ip-vbox:3001/api/realms?format=xml"><text:span text:style-name="T1">localhost</text:span></text:a><text:a xlink:type="simple" xlink:href="http://adresse-ip-vbox:3001/api/realms?format=xml">:3001/api/realms?format=xml</text:a> où admin est un utilisateur et demo le tenant associ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miel </meta:initial-creator>
    <meta:creation-date>2012-11-28T11:04:49</meta:creation-date>
    <meta:generator>LibreOffice/3.5$Linux_X86_64 LibreOffice_project/350m1$Build-2</meta:generator>
    <dc:date>2012-11-28T11:19:52</dc:date>
    <dc:creator>lamiel </dc:creator>
    <meta:editing-duration>PT12M19S</meta:editing-duration>
    <meta:editing-cycles>37</meta:editing-cycles>
    <meta:document-statistic meta:table-count="0" meta:image-count="0" meta:object-count="0" meta:page-count="1" meta:paragraph-count="19" meta:word-count="146" meta:character-count="1045" meta:non-whitespace-character-count="910"/>
  </office:meta>
</office:document-meta>
</file>